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Pictures/2000000D000000DF000000DF1E0A6AB4.svm" manifest:media-type=""/>
  <manifest:file-entry manifest:full-path="Object 1/Pictures/2000000D000000DD000000DDF0FBC139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02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1.1035in"/>
    </style:style>
    <style:style style:name="co4" style:family="table-column">
      <style:table-column-properties fo:break-before="auto" style:column-width="0.948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>
        <table:shapes>
          <draw:frame draw:z-index="0" draw:style-name="gr1" draw:text-style-name="P1" svg:width="8.3606in" svg:height="6.0201in" svg:x="6.7236in" svg:y="0.1311in">
            <draw:object draw:notify-on-update-of-ranges="Data.D3:Data.D3 Data.D4:Data.D12 Data.E4:Data.E12 Data.D4:Data.D12 Data.G4:Data.G12 Data.D4:Data.D12 Data.F4:Data.F12 Data.B17:Data.B23 Data.A17:Data.A23 Data.A17:Data.A23 Data.C17:Data.C23 Data.D17:Data.D22 Data.A17:Data.A22 Data.B29:Data.B30 Data.A29:Data.A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Chain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/>
          <table:table-cell table:style-name="Default"/>
          <table:table-cell table:style-name="ce2" office:value-type="string" calcext:value-type="string">
            <text:p>Lower Simplex</text:p>
          </table:table-cell>
          <table:table-cell/>
          <table:table-cell table:style-name="ce2" office:value-type="string" calcext:value-type="string">
            <text:p>Max Simplex</text:p>
          </table:table-cell>
          <table:table-cell table:style-name="ce2" office:value-type="string" calcext:value-type="string">
            <text:p>Max Duplex</text:p>
          </table:table-cell>
          <table:table-cell table:style-name="ce2" office:value-type="string" calcext:value-type="string">
            <text:p>Max Triplex</text:p>
          </table:table-cell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PM</text:p>
          </table:table-cell>
          <table:table-cell table:style-name="ce2" office:value-type="string" calcext:value-type="string">
            <text:p>Power (kW)</text:p>
          </table:table-cell>
          <table:table-cell table:style-name="ce2" office:value-type="string" calcext:value-type="string">
            <text:p>RPM</text:p>
          </table:table-cell>
          <table:table-cell table:number-columns-repeated="3" table:style-name="ce2" office:value-type="string" calcext:value-type="string">
            <text:p>Power (kW)</text:p>
          </table:table-cell>
        </table:table-row>
        <table:table-row table:style-name="ro2">
          <table:table-cell office:value-type="string" calcext:value-type="string">
            <text:p>05B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06B</text:p>
          </table:table-cell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.2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E5]*[.$F$4]/[.$E$4]" office:value-type="float" office:value="11.9" calcext:value-type="float">
            <text:p>11.9</text:p>
          </table:table-cell>
          <table:table-cell table:style-name="ce3" table:formula="of:=[.E5]*[.$G$4]/[.$E$4]"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08B</text:p>
          </table:table-cell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.2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E6]*[.$F$4]/[.$E$4]" office:value-type="float" office:value="20.4" calcext:value-type="float">
            <text:p>20.4</text:p>
          </table:table-cell>
          <table:table-cell table:style-name="ce3" table:formula="of:=[.E6]*[.$G$4]/[.$E$4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10B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E7]*[.$F$4]/[.$E$4]" office:value-type="float" office:value="27.2" calcext:value-type="float">
            <text:p>27.2</text:p>
          </table:table-cell>
          <table:table-cell table:style-name="ce3" table:formula="of:=[.E7]*[.$G$4]/[.$E$4]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12B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[.E8]*[.$F$4]/[.$E$4]" office:value-type="float" office:value="37.4" calcext:value-type="float">
            <text:p>37.4</text:p>
          </table:table-cell>
          <table:table-cell table:style-name="ce3" table:formula="of:=[.E8]*[.$G$4]/[.$E$4]"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16B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[.E9]*[.$F$4]/[.$E$4]" office:value-type="float" office:value="85" calcext:value-type="float">
            <text:p>85</text:p>
          </table:table-cell>
          <table:table-cell table:style-name="ce3" table:formula="of:=[.E9]*[.$G$4]/[.$E$4]"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20B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formula="of:=[.E10]*[.$F$4]/[.$E$4]" office:value-type="float" office:value="136" calcext:value-type="float">
            <text:p>136</text:p>
          </table:table-cell>
          <table:table-cell table:style-name="ce3" table:formula="of:=[.E10]*[.$G$4]/[.$E$4]"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24B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.0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30" calcext:value-type="float">
            <text:p>130</text:p>
          </table:table-cell>
          <table:table-cell table:style-name="ce3" table:formula="of:=[.E11]*[.$F$4]/[.$E$4]" office:value-type="float" office:value="221" calcext:value-type="float">
            <text:p>221</text:p>
          </table:table-cell>
          <table:table-cell table:style-name="ce3" table:formula="of:=[.E11]*[.$G$4]/[.$E$4]" office:value-type="float" office:value="325" calcext:value-type="float">
            <text:p>325</text:p>
          </table:table-cell>
        </table:table-row>
        <table:table-row table:style-name="ro2">
          <table:table-cell office:value-type="string" calcext:value-type="string">
            <text:p>32B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.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70" calcext:value-type="float">
            <text:p>170</text:p>
          </table:table-cell>
          <table:table-cell table:style-name="ce3" table:formula="of:=[.E12]*[.$F$4]/[.$E$4]" office:value-type="float" office:value="289" calcext:value-type="float">
            <text:p>289</text:p>
          </table:table-cell>
          <table:table-cell table:style-name="ce3" table:formula="of:=[.E12]*[.$G$4]/[.$E$4]" office:value-type="float" office:value="425" calcext:value-type="float">
            <text:p>425</text:p>
          </table:table-cell>
        </table:table-row>
        <table:table-row table:style-name="ro2">
          <table:table-cell table:number-columns-repeated="3"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Belts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ce2" office:value-type="string" calcext:value-type="string">
            <text:p>5mm</text:p>
          </table:table-cell>
          <table:table-cell table:style-name="ce2" office:value-type="string" calcext:value-type="string">
            <text:p>8mm</text:p>
          </table:table-cell>
          <table:table-cell table:style-name="ce2" office:value-type="string" calcext:value-type="string">
            <text:p>14m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PM</text:p>
          </table:table-cell>
          <table:table-cell table:number-columns-repeated="3" table:style-name="ce4" office:value-type="string" calcext:value-type="string">
            <text:p>Power (kW)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float" office:value="0.03" calcext:value-type="float">
            <text:p>0.03</text:p>
          </table:table-cell>
          <table:table-cell office:value-type="float" office:value="0.45" calcext:value-type="float">
            <text:p>0.45</text:p>
          </table:table-cell>
          <table:table-cell table:style-name="ce5" office:value-type="float" office:value="1.5" calcext:value-type="float">
            <text:p>1.50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" office:value-type="float" office:value="0.06" calcext:value-type="float">
            <text:p>0.06</text:p>
          </table:table-cell>
          <table:table-cell office:value-type="float" office:value="0.9" calcext:value-type="float">
            <text:p>0.90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5" office:value-type="float" office:value="0.2" calcext:value-type="float">
            <text:p>0.20</text:p>
          </table:table-cell>
          <table:table-cell office:value-type="float" office:value="4" calcext:value-type="float">
            <text:p>4.00</text:p>
          </table:table-cell>
          <table:table-cell table:style-name="ce5" office:value-type="float" office:value="12" calcext:value-type="float">
            <text:p>12.00</text:p>
          </table:table-cell>
          <table:table-cell table:number-columns-repeated="3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.00</text:p>
          </table:table-cell>
          <table:table-cell office:value-type="float" office:value="22" calcext:value-type="float">
            <text:p>22.00</text:p>
          </table:table-cell>
          <table:table-cell table:style-name="ce5" office:value-type="float" office:value="65" calcext:value-type="float">
            <text:p>65.00</text:p>
          </table:table-cell>
          <table:table-cell table:number-columns-repeated="3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style-name="ce5" office:value-type="float" office:value="3" calcext:value-type="float">
            <text:p>3.00</text:p>
          </table:table-cell>
          <table:table-cell office:value-type="float" office:value="60" calcext:value-type="float">
            <text:p>60.00</text:p>
          </table:table-cell>
          <table:table-cell table:style-name="ce5" office:value-type="float" office:value="110" calcext:value-type="float">
            <text:p>110.00</text:p>
          </table:table-cell>
          <table:table-cell table:number-columns-repeated="3"/>
        </table:table-row>
        <table:table-row table:style-name="ro2">
          <table:table-cell office:value-type="float" office:value="4000" calcext:value-type="float">
            <text:p>4000</text:p>
          </table:table-cell>
          <table:table-cell table:style-name="ce5" office:value-type="float" office:value="4" calcext:value-type="float">
            <text:p>4.00</text:p>
          </table:table-cell>
          <table:table-cell office:value-type="float" office:value="70" calcext:value-type="float">
            <text:p>70.00</text:p>
          </table:table-cell>
          <table:table-cell table:style-name="ce5" office:value-type="float" office:value="100" calcext:value-type="float">
            <text:p>100.00</text:p>
          </table:table-cell>
          <table:table-cell table:number-columns-repeated="3"/>
        </table:table-row>
        <table:table-row table:style-name="ro2">
          <table:table-cell office:value-type="float" office:value="6000" calcext:value-type="float">
            <text:p>6000</text:p>
          </table:table-cell>
          <table:table-cell table:style-name="ce5" office:value-type="float" office:value="4.5" calcext:value-type="float">
            <text:p>4.50</text:p>
          </table:table-cell>
          <table:table-cell office:value-type="float" office:value="70" calcext:value-type="float">
            <text:p>70.00</text:p>
          </table:table-cell>
          <table:table-cell table:style-name="ce3"/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Default"/>
          <table:table-cell table:style-name="ce3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Goliath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" office:value-type="string" calcext:value-type="string">
            <text:p>RPM</text:p>
          </table:table-cell>
          <table:table-cell table:style-name="ce4" office:value-type="string" calcext:value-type="string">
            <text:p>Power (kW)</text:p>
          </table:table-cell>
          <table:table-cell table:style-name="ce4" office:value-type="string" calcext:value-type="string">
            <text:p>Power (Hp)</text:p>
          </table:table-cell>
          <table:table-cell table:number-columns-repeated="4"/>
        </table:table-row>
        <table:table-row table:style-name="ro2">
          <table:table-cell office:value-type="float" office:value="3600" calcext:value-type="float">
            <text:p>3600</text:p>
          </table:table-cell>
          <table:table-cell table:style-name="ce6" office:value-type="float" office:value="22.37" calcext:value-type="float">
            <text:p>22.4</text:p>
          </table:table-cell>
          <table:table-cell table:style-name="ce6" office:value-type="float" office:value="30" calcext:value-type="float">
            <text:p>30.0</text:p>
          </table:table-cell>
          <table:table-cell table:number-columns-repeated="4"/>
        </table:table-row>
        <table:table-row table:style-name="ro2">
          <table:table-cell office:value-type="float" office:value="3600" calcext:value-type="float">
            <text:p>3600</text:p>
          </table:table-cell>
          <table:table-cell table:style-name="ce6" table:formula="of:=[.B29]*2.3" office:value-type="float" office:value="51.451" calcext:value-type="float">
            <text:p>51.5</text:p>
          </table:table-cell>
          <table:table-cell table:style-name="ce6" table:formula="of:=[.C29]*2.3" office:value-type="float" office:value="69" calcext:value-type="float">
            <text:p>69.0</text:p>
          </table:table-cell>
          <table:table-cell table:number-columns-repeated="4"/>
        </table:table-row>
        <table:table-row table:style-name="ro2" table:number-rows-repeated="6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17:59:51.103000000</meta:creation-date>
    <dc:date>2014-12-05T17:58:35.939000000</dc:date>
    <meta:editing-duration>PT23H43M44S</meta:editing-duration>
    <meta:editing-cycles>15</meta:editing-cycles>
    <meta:generator>LibreOffice/4.1.6.2$Windows_x86 LibreOffice_project/40ff705089295be5be0aae9b15123f687c05b0a</meta:generator>
    <meta:document-statistic meta:table-count="1" meta:cell-count="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9" style:family="chart" style:data-style-name="N1">
      <style:chart-properties chart:symbol-type="named-symbol" chart:symbol-name="arrow-down" chart:symbol-width="0.15cm" chart:symbol-height="0.15cm">
        <chart:symbol-image/>
      </style:chart-properties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15cm" chart:symbol-height="0.15cm">
        <chart:symbol-image/>
      </style:chart-properties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square" chart:symbol-width="0.15cm" chart:symbol-height="0.15cm">
        <chart:symbol-image/>
      </style:chart-properties>
      <style:graphic-properties svg:stroke-width="0.025cm" svg:stroke-color="#004586" draw:fill-color="#004586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diamond" chart:symbol-width="0.15cm" chart:symbol-height="0.15cm">
        <chart:symbol-image/>
      </style:chart-properties>
      <style:graphic-properties svg:stroke-width="0.025cm" svg:stroke-color="#ff420e" draw:fill-color="#ff420e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square" chart:symbol-width="0.15cm" chart:symbol-height="0.15cm">
        <chart:symbol-image/>
      </style:chart-properties>
      <style:graphic-properties svg:stroke-width="0.025cm" svg:stroke-color="#c5000b" draw:fill-color="#c5000b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up" chart:symbol-width="0.15cm" chart:symbol-height="0.15cm">
        <chart:symbol-image xlink:href="Pictures/2000000D000000DD000000DDF0FBC139.svm" xlink:type="simple" xlink:actuate="onLoad"/>
      </style:chart-properties>
      <style:graphic-properties svg:stroke-width="0.025cm" svg:stroke-color="#579d1c" draw:fill-color="#579d1c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star" chart:symbol-width="0.4cm" chart:symbol-height="0.4cm">
        <chart:symbol-image xlink:href="Pictures/2000000D000000DF000000DF1E0A6AB4.svm" xlink:type="simple" xlink:actuate="onLoad"/>
      </style:chart-properties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5cm"/>
    </style:style>
    <style:style style:name="gr2" style:family="graphic">
      <style:graphic-properties draw:stroke="none" svg:stroke-color="#000000" draw:fill="none" draw:fill-color="#ffffff" draw:textarea-vertical-align="middle" fo:min-height="0.6cm"/>
    </style:style>
    <style:style style:name="gr3" style:family="graphic">
      <style:graphic-properties draw:stroke="none" svg:stroke-color="#000000" draw:fill="none" draw:fill-color="#ffffff" draw:textarea-vertical-align="middle" fo:min-height="1cm"/>
    </style:style>
    <style:style style:name="gr4" style:family="graphic">
      <style:graphic-properties draw:stroke="none" svg:stroke-color="#000000" draw:fill="none" draw:fill-color="#ffffff" fo:min-height="0.538cm"/>
    </style:style>
    <style:style style:name="gr5" style:family="graphic">
      <style:graphic-properties draw:stroke="none" svg:stroke-color="#000000" draw:fill="none" draw:fill-color="#ffffff" fo:min-height="0.865cm"/>
    </style:style>
    <style:style style:name="P1" style:family="paragraph">
      <style:paragraph-properties fo:text-align="center"/>
      <style:text-properties fo:color="#004586" style:font-size-asian="24pt" style:font-size-complex="24pt"/>
    </style:style>
    <style:style style:name="P2" style:family="paragraph">
      <style:paragraph-properties fo:text-align="center"/>
      <style:text-properties fo:color="#004586"/>
    </style:style>
    <style:style style:name="P3" style:family="paragraph">
      <style:paragraph-properties fo:text-align="center"/>
      <style:text-properties fo:color="#004586" fo:font-size="12pt" style:font-size-asian="24pt" style:font-size-complex="24pt"/>
    </style:style>
    <style:style style:name="P4" style:family="paragraph">
      <style:paragraph-properties fo:text-align="center"/>
      <style:text-properties fo:color="#ff420e" style:font-size-asian="24pt" style:font-size-complex="24pt"/>
    </style:style>
    <style:style style:name="P5" style:family="paragraph">
      <style:paragraph-properties fo:text-align="center"/>
      <style:text-properties fo:color="#ff420e" fo:font-size="12pt" style:font-size-asian="24pt" style:font-size-complex="24pt"/>
    </style:style>
    <style:style style:name="P6" style:family="paragraph">
      <style:paragraph-properties fo:text-align="center"/>
      <style:text-properties fo:color="#c5000b"/>
    </style:style>
    <style:style style:name="P7" style:family="paragraph">
      <style:paragraph-properties fo:text-align="center"/>
      <style:text-properties fo:color="#c5000b" fo:font-size="12pt" style:font-size-asian="24pt" style:font-size-complex="24pt"/>
    </style:style>
    <style:style style:name="P8" style:family="paragraph">
      <style:paragraph-properties fo:text-align="center"/>
      <style:text-properties fo:color="#579d1c"/>
    </style:style>
    <style:style style:name="P9" style:family="paragraph">
      <style:paragraph-properties fo:text-align="center"/>
      <style:text-properties fo:color="#579d1c" fo:font-size="12pt" style:font-size-asian="24pt" style:font-size-complex="24pt"/>
    </style:style>
    <style:style style:name="P10" style:family="paragraph">
      <style:text-properties fo:color="#004586" fo:font-size="10pt" style:font-size-asian="24pt" style:font-size-complex="24pt"/>
    </style:style>
    <style:style style:name="P11" style:family="paragraph">
      <style:text-properties fo:font-size="10pt" style:font-size-asian="24pt" style:font-size-complex="24pt"/>
    </style:style>
    <style:style style:name="P12" style:family="paragraph">
      <style:text-properties fo:color="#000000" fo:font-size="10pt" style:font-size-asian="24pt" style:font-size-complex="24pt"/>
    </style:style>
    <style:style style:name="T1" style:family="text">
      <style:text-properties fo:color="#004586" style:font-size-asian="24pt" style:font-size-complex="24pt"/>
    </style:style>
    <style:style style:name="T2" style:family="text">
      <style:text-properties fo:color="#004586" fo:font-size="12pt" style:font-size-asian="24pt" style:font-size-complex="24pt"/>
    </style:style>
    <style:style style:name="T3" style:family="text">
      <style:text-properties fo:color="#ff420e" fo:font-size="12pt" style:font-size-asian="24pt" style:font-size-complex="24pt"/>
    </style:style>
    <style:style style:name="T4" style:family="text">
      <style:text-properties fo:color="#c5000b" fo:font-size="12pt" style:font-size-asian="24pt" style:font-size-complex="24pt"/>
    </style:style>
    <style:style style:name="T5" style:family="text">
      <style:text-properties fo:color="#579d1c" fo:font-size="12pt" style:font-size-asian="24pt" style:font-size-complex="24pt"/>
    </style:style>
    <style:style style:name="T6" style:family="text">
      <style:text-properties fo:color="#004586" fo:font-size="10pt" style:font-size-asian="24pt" style:font-size-complex="24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color="#000000" fo:font-size="10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21.237cm" svg:height="15.292cm" xlink:href=".." xlink:type="simple" chart:class="chart:scatter" chart:style-name="ch1">
        <chart:title svg:x="10.06cm" svg:y="0.559cm" chart:style-name="ch2">
          <text:p>Roller Chain vs. Belt Maximum Power Curves</text:p>
        </chart:title>
        <chart:plot-area chart:style-name="ch3" table:cell-range-address="Data.D3:Data.D12 Data.E4:Data.G12 Data.B17:Data.C23 Data.D17:Data.D22 Data.B29:Data.B30" chart:data-source-has-labels="row" svg:x="1.287cm" svg:y="0.154cm" svg:width="19.534cm" svg:height="12.874cm">
          <chartooo:coordinate-region svg:x="2.11cm" svg:y="0.356cm" svg:width="18.275cm" svg:height="12.019cm"/>
          <chart:axis chart:dimension="x" chart:name="primary-x" chart:style-name="ch4">
            <chart:title svg:x="8.401cm" svg:y="13.334cm" chart:style-name="ch5">
              <text:p>Smallest Shaft Speed (RPM)</text:p>
            </chart:title>
            <chart:grid chart:style-name="ch6" chart:class="major"/>
          </chart:axis>
          <chart:axis chart:dimension="y" chart:name="primary-y" chart:style-name="ch7">
            <chart:title svg:x="0.186cm" svg:y="7.72cm" chart:style-name="ch8">
              <text:p>Power (kW)</text:p>
            </chart:title>
            <chart:grid chart:style-name="ch6" chart:class="major"/>
          </chart:axis>
          <chart:series chart:style-name="ch9" chart:values-cell-range-address="Data.E4:Data.E12" chart:label-cell-address="" chart:class="chart:scatter">
            <chart:domain table:cell-range-address="Data.D4:Data.D12"/>
            <chart:data-point chart:repeated="9"/>
          </chart:series>
          <chart:series chart:style-name="ch10" chart:values-cell-range-address="Data.G4:Data.G12" chart:label-cell-address="" chart:class="chart:scatter">
            <chart:data-point chart:repeated="9"/>
          </chart:series>
          <chart:series chart:style-name="ch11" chart:values-cell-range-address="Data.F4:Data.F12" chart:label-cell-address="" chart:class="chart:scatter">
            <chart:data-point chart:repeated="9"/>
          </chart:series>
          <chart:series chart:style-name="ch12" chart:values-cell-range-address="Data.B17:Data.B23" chart:label-cell-address="" chart:class="chart:scatter">
            <chart:domain table:cell-range-address="Data.A17:Data.A23"/>
            <chart:data-point chart:repeated="7"/>
          </chart:series>
          <chart:series chart:style-name="ch13" chart:values-cell-range-address="Data.C17:Data.C23" chart:label-cell-address="" chart:class="chart:scatter">
            <chart:domain table:cell-range-address="Data.A17:Data.A23"/>
            <chart:data-point chart:repeated="7"/>
          </chart:series>
          <chart:series chart:style-name="ch14" chart:values-cell-range-address="Data.D17:Data.D22" chart:label-cell-address="" chart:class="chart:scatter">
            <chart:domain table:cell-range-address="Data.A17:Data.A22"/>
            <chart:data-point chart:repeated="6"/>
          </chart:series>
          <chart:series chart:style-name="ch15" chart:values-cell-range-address="Data.B29:Data.B30" chart:label-cell-address="" chart:class="chart:scatter">
            <chart:domain table:cell-range-address="Data.A29:Data.A30"/>
            <chart:data-point chart:repeated="2"/>
          </chart:series>
          <chart:wall chart:style-name="ch16"/>
          <chart:floor chart:style-name="ch17"/>
        </chart:plot-area>
        <draw:frame draw:style-name="gr1" svg:width="10.084cm" svg:height="1.5cm" svg:x="10.107cm" svg:y="1.757cm">
          <draw:text-box>
            <text:p>Data shown is intended to be illustrative and is not intended as a design guide. <text:s/>To design a power transmission, start with the manufacturer's design guide.</text:p>
          </draw:text-box>
        </draw:frame>
        <draw:frame draw:style-name="gr2" draw:text-style-name="P1" svg:width="1.297cm" svg:height="0.6cm" svg:x="12.423cm" svg:y="12.145cm">
          <draw:text-box>
            <text:p text:style-name="P1"><text:span text:style-name="T1">05B</text:span></text:p>
          </draw:text-box>
        </draw:frame>
        <draw:frame draw:style-name="gr2" draw:text-style-name="P3" svg:width="1.297cm" svg:height="0.6cm" svg:x="7.101cm" svg:y="11.339cm">
          <draw:text-box>
            <text:p text:style-name="P2"><text:span text:style-name="T2">06B</text:span></text:p>
          </draw:text-box>
        </draw:frame>
        <draw:frame draw:style-name="gr2" draw:text-style-name="P3" svg:width="1.297cm" svg:height="0.6cm" svg:x="5.902cm" svg:y="11.128cm">
          <draw:text-box>
            <text:p text:style-name="P2"><text:span text:style-name="T2">08B</text:span></text:p>
          </draw:text-box>
        </draw:frame>
        <draw:frame draw:style-name="gr2" draw:text-style-name="P3" svg:width="1.297cm" svg:height="0.6cm" svg:x="5.111cm" svg:y="10.873cm">
          <draw:text-box>
            <text:p text:style-name="P2"><text:span text:style-name="T2">10B</text:span></text:p>
          </draw:text-box>
        </draw:frame>
        <draw:frame draw:style-name="gr2" draw:text-style-name="P3" svg:width="1.297cm" svg:height="0.6cm" svg:x="4.489cm" svg:y="10.41cm">
          <draw:text-box>
            <text:p text:style-name="P2"><text:span text:style-name="T2">12B</text:span></text:p>
          </draw:text-box>
        </draw:frame>
        <draw:frame draw:style-name="gr2" draw:text-style-name="P3" svg:width="1.297cm" svg:height="0.6cm" svg:x="4.067cm" svg:y="8.76cm">
          <draw:text-box>
            <text:p text:style-name="P2"><text:span text:style-name="T2">16B</text:span></text:p>
          </draw:text-box>
        </draw:frame>
        <draw:frame draw:style-name="gr2" draw:text-style-name="P3" svg:width="1.297cm" svg:height="0.6cm" svg:x="3.677cm" svg:y="6.754cm">
          <draw:text-box>
            <text:p text:style-name="P2"><text:span text:style-name="T2">20B</text:span></text:p>
          </draw:text-box>
        </draw:frame>
        <draw:frame draw:style-name="gr2" draw:text-style-name="P3" svg:width="1.297cm" svg:height="0.6cm" svg:x="3.166cm" svg:y="3.378cm">
          <draw:text-box>
            <text:p text:style-name="P2"><text:span text:style-name="T2">24B</text:span></text:p>
          </draw:text-box>
        </draw:frame>
        <draw:frame draw:style-name="gr2" draw:text-style-name="P3" svg:width="1.297cm" svg:height="0.6cm" svg:x="2.663cm" svg:y="0.778cm">
          <draw:text-box>
            <text:p text:style-name="P2"><text:span text:style-name="T2">32B</text:span></text:p>
          </draw:text-box>
        </draw:frame>
        <draw:frame draw:style-name="gr2" draw:text-style-name="P5" svg:width="2.433cm" svg:height="0.6cm" svg:x="14.511cm" svg:y="11.645cm">
          <draw:text-box>
            <text:p text:style-name="P4"><text:span text:style-name="T3">HTD 5mm</text:span></text:p>
          </draw:text-box>
        </draw:frame>
        <draw:frame draw:style-name="gr2" draw:text-style-name="P7" svg:width="2.433cm" svg:height="0.6cm" svg:x="13.934cm" svg:y="9.893cm">
          <draw:text-box>
            <text:p text:style-name="P6"><text:span text:style-name="T4">HTD 8mm</text:span></text:p>
          </draw:text-box>
        </draw:frame>
        <draw:frame draw:style-name="gr2" draw:text-style-name="P9" svg:width="2.433cm" svg:height="0.6cm" svg:x="7.581cm" svg:y="8.883cm">
          <draw:text-box>
            <text:p text:style-name="P8"><text:span text:style-name="T5">HTD 14mm</text:span></text:p>
          </draw:text-box>
        </draw:frame>
        <draw:frame draw:style-name="gr3" draw:text-style-name="P3" svg:width="4.079cm" svg:height="1cm" svg:x="3.244cm" svg:y="2.159cm">
          <draw:text-box>
            <text:p text:style-name="P2"><text:span text:style-name="T2">Roller Chains</text:span></text:p>
            <text:p text:style-name="P2"><text:span text:style-name="T2">(British Types Shown)</text:span></text:p>
          </draw:text-box>
        </draw:frame>
        <draw:frame draw:style-name="gr4" draw:text-style-name="P10" svg:width="1.356cm" svg:height="0.538cm" svg:x="2.232cm" svg:y="9.791cm">
          <draw:text-box>
            <text:p text:style-name="P10"><text:span text:style-name="T6">Simplex</text:span></text:p>
          </draw:text-box>
        </draw:frame>
        <draw:frame draw:style-name="gr4" draw:text-style-name="P10" svg:width="1.356cm" svg:height="0.538cm" svg:x="2.299cm" svg:y="7.199cm">
          <draw:text-box>
            <text:p><text:span text:style-name="T6">Duplex</text:span></text:p>
          </draw:text-box>
        </draw:frame>
        <draw:frame draw:style-name="gr4" draw:text-style-name="P10" svg:width="1.356cm" svg:height="0.538cm" svg:x="3.599cm" svg:y="5.099cm">
          <draw:text-box>
            <text:p><text:span text:style-name="T6">Triplex</text:span></text:p>
          </draw:text-box>
        </draw:frame>
        <draw:frame draw:style-name="gr5" draw:text-style-name="P11" svg:width="16.157cm" svg:height="0.865cm" svg:x="0.13cm" svg:y="14.32cm">
          <draw:text-box>
            <text:p text:style-name="P11"><text:span text:style-name="T7">Roller Chain Data: http://www.crossmorse.com/pdf/DriveDesign-Cross-Morse.pdf</text:span></text:p>
            <text:p text:style-name="P11"><text:span text:style-name="T7">Belt Data: http://www.fptgroup.com/dss/docs/687_04_Fenner_Synchronous_Belts.pdf</text:span></text:p>
          </draw:text-box>
        </draw:frame>
        <draw:frame draw:style-name="gr4" draw:text-style-name="P12" svg:width="5.582cm" svg:height="0.538cm" svg:x="11.745cm" svg:y="10.663cm">
          <draw:text-box>
            <text:p text:style-name="P12"><text:span text:style-name="T8">Goliath (with Service Factor)</text:span></text:p>
          </draw:text-box>
        </draw:frame>
        <draw:frame draw:style-name="gr4" draw:text-style-name="P12" svg:width="5.582cm" svg:height="0.538cm" svg:x="11.723cm" svg:y="11.368cm">
          <draw:text-box>
            <text:p><text:span text:style-name="T8">Goliath (No Service Factor)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implex</text:p>
              </table:table-cell>
              <table:table-cell office:value-type="string">
                <text:p>Duplex</text:p>
              </table:table-cell>
              <table:table-cell office:value-type="string">
                <text:p>Triplex</text:p>
              </table:table-cell>
              <table:table-cell office:value-type="string">
                <text:p>Column A</text:p>
              </table:table-cell>
              <table:table-cell office:value-type="string">
                <text:p>HTD 5mm</text:p>
              </table:table-cell>
              <table:table-cell office:value-type="string">
                <text:p>Column A</text:p>
              </table:table-cell>
              <table:table-cell office:value-type="string">
                <text:p>HTD 8mm</text:p>
              </table:table-cell>
              <table:table-cell office:value-type="string">
                <text:p>Column A</text:p>
              </table:table-cell>
              <table:table-cell office:value-type="string">
                <text:p>HTD 14mm</text:p>
              </table:table-cell>
              <table:table-cell office:value-type="string">
                <text:p>Column A</text:p>
              </table:table-cell>
              <table:table-cell office:value-type="string">
                <text:p>Golia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Data.D4:Data.D12</svg:desc>
                </draw:g>
              </table:table-cell>
              <table:table-cell office:value-type="float" office:value="4">
                <text:p>4</text:p>
                <draw:g>
                  <svg:desc>Data.E4:Data.E12</svg:desc>
                </draw:g>
              </table:table-cell>
              <table:table-cell office:value-type="float" office:value="10">
                <text:p>10</text:p>
                <draw:g>
                  <svg:desc>Data.G4:Data.G12</svg:desc>
                </draw:g>
              </table:table-cell>
              <table:table-cell office:value-type="float" office:value="6.8">
                <text:p>6.8</text:p>
                <draw:g>
                  <svg:desc>Data.F4:Data.F12</svg:desc>
                </draw:g>
              </table:table-cell>
              <table:table-cell office:value-type="float" office:value="10">
                <text:p>10</text:p>
                <draw:g>
                  <svg:desc>Data.A17:Data.A23</svg:desc>
                </draw:g>
              </table:table-cell>
              <table:table-cell office:value-type="float" office:value="0.03">
                <text:p>0.03</text:p>
                <draw:g>
                  <svg:desc>Data.B17:Data.B23</svg:desc>
                </draw:g>
              </table:table-cell>
              <table:table-cell office:value-type="float" office:value="10">
                <text:p>10</text:p>
                <draw:g>
                  <svg:desc>Data.A17:Data.A23</svg:desc>
                </draw:g>
              </table:table-cell>
              <table:table-cell office:value-type="float" office:value="0.45">
                <text:p>0.45</text:p>
                <draw:g>
                  <svg:desc>Data.C17:Data.C23</svg:desc>
                </draw:g>
              </table:table-cell>
              <table:table-cell office:value-type="float" office:value="10">
                <text:p>10</text:p>
                <draw:g>
                  <svg:desc>Data.A17:Data.A22</svg:desc>
                </draw:g>
              </table:table-cell>
              <table:table-cell office:value-type="float" office:value="1.5">
                <text:p>1.5</text:p>
                <draw:g>
                  <svg:desc>Data.D17:Data.D22</svg:desc>
                </draw:g>
              </table:table-cell>
              <table:table-cell office:value-type="float" office:value="3600">
                <text:p>3600</text:p>
                <draw:g>
                  <svg:desc>Data.A29:Data.A30</svg:desc>
                </draw:g>
              </table:table-cell>
              <table:table-cell office:value-type="float" office:value="22.37">
                <text:p>22.37</text:p>
                <draw:g>
                  <svg:desc>Data.B29:Data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7">
                <text:p>7</text:p>
              </table:table-cell>
              <table:table-cell office:value-type="float" office:value="17.5">
                <text:p>17.5</text:p>
              </table:table-cell>
              <table:table-cell office:value-type="float" office:value="11.9">
                <text:p>11.9</text:p>
              </table:table-cell>
              <table:table-cell office:value-type="float" office:value="20">
                <text:p>20</text:p>
              </table:table-cell>
              <table:table-cell office:value-type="float" office:value="0.06">
                <text:p>0.06</text:p>
              </table:table-cell>
              <table:table-cell office:value-type="float" office:value="20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51.451">
                <text:p>51.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20.4">
                <text:p>20.4</text:p>
              </table:table-cell>
              <table:table-cell office:value-type="float" office:value="80">
                <text:p>80</text:p>
              </table:table-cell>
              <table:table-cell office:value-type="float" office:value="0.2">
                <text:p>0.2</text:p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0">
                <text:p>1200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27.2">
                <text:p>27.2</text:p>
              </table:table-cell>
              <table:table-cell office:value-type="float" office:value="500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500">
                <text:p>500</text:p>
              </table:table-cell>
              <table:table-cell office:value-type="float" office:value="22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2">
                <text:p>22</text:p>
              </table:table-cell>
              <table:table-cell office:value-type="float" office:value="55">
                <text:p>55</text:p>
              </table:table-cell>
              <table:table-cell office:value-type="float" office:value="37.4">
                <text:p>37.4</text:p>
              </table:table-cell>
              <table:table-cell office:value-type="float" office:value="2000">
                <text:p>2000</text:p>
              </table:table-cell>
              <table:table-cell office:value-type="float" office:value="3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60">
                <text:p>60</text:p>
              </table:table-cell>
              <table:table-cell office:value-type="float" office:value="2000">
                <text:p>200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50">
                <text:p>50</text:p>
              </table:table-cell>
              <table:table-cell office:value-type="float" office:value="125">
                <text:p>125</text:p>
              </table:table-cell>
              <table:table-cell office:value-type="float" office:value="85">
                <text:p>85</text:p>
              </table:table-cell>
              <table:table-cell office:value-type="float" office:value="4000">
                <text:p>4000</text:p>
              </table:table-cell>
              <table:table-cell office:value-type="float" office:value="4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70">
                <text:p>70</text:p>
              </table:table-cell>
              <table:table-cell office:value-type="float" office:value="4000">
                <text:p>40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">
                <text:p>650</text:p>
              </table:table-cell>
              <table:table-cell office:value-type="float" office:value="80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136">
                <text:p>136</text:p>
              </table:table-cell>
              <table:table-cell office:value-type="float" office:value="6000">
                <text:p>6000</text:p>
              </table:table-cell>
              <table:table-cell office:value-type="float" office:value="4.5">
                <text:p>4.5</text:p>
              </table:table-cell>
              <table:table-cell office:value-type="float" office:value="6000">
                <text:p>600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30">
                <text:p>130</text:p>
              </table:table-cell>
              <table:table-cell office:value-type="float" office:value="325">
                <text:p>325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">
                <text:p>250</text:p>
              </table:table-cell>
              <table:table-cell office:value-type="float" office:value="170">
                <text:p>170</text:p>
              </table:table-cell>
              <table:table-cell office:value-type="float" office:value="425">
                <text:p>425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Windows_x86 LibreOffice_project/40ff705089295be5be0aae9b15123f687c05b0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